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ce style:name="georgia" svg:font-family="georgia, times, serif"/>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paragraph-properties fo:margin-left="0cm" fo:margin-right="0cm" fo:margin-top="0cm" fo:margin-bottom="0.397cm" style:line-height-at-least="0.582cm" fo:text-indent="0cm" style:auto-text-indent="false" fo:background-color="#ffffff" fo:padding="0cm" fo:border="none">
        <style:background-image/>
      </style:paragraph-properties>
      <style:text-properties fo:font-variant="normal" fo:text-transform="none" fo:color="#222222" style:font-name="georgia" fo:font-size="10.5pt" fo:letter-spacing="normal" fo:font-style="normal" fo:font-weight="normal"/>
    </style:style>
    <style:style style:name="P2" style:family="paragraph" style:parent-style-name="Text_20_body">
      <style:paragraph-properties fo:margin-left="0cm" fo:margin-right="0cm" fo:margin-top="0cm" fo:margin-bottom="0.397cm" style:line-height-at-least="0.582cm" fo:text-indent="0cm" style:auto-text-indent="false" fo:background-color="#ffffff" fo:padding="0cm" fo:border="none">
        <style:background-image/>
      </style:paragraph-properties>
      <style:text-properties fo:font-variant="normal" fo:text-transform="none" fo:color="#222222" fo:letter-spacing="normal"/>
    </style:style>
    <style:style style:name="P3" style:family="paragraph" style:parent-style-name="Heading_20_1">
      <style:paragraph-properties fo:margin-left="0cm" fo:margin-right="0cm" fo:margin-top="0cm" fo:margin-bottom="0.397cm" style:line-height-at-least="0.582cm" fo:text-indent="0cm" style:auto-text-indent="false" fo:background-color="#ffffff" fo:padding="0cm" fo:border="none" fo:keep-with-next="always">
        <style:background-image/>
      </style:paragraph-properties>
      <style:text-properties fo:font-variant="normal" fo:text-transform="none" fo:color="#222222" style:font-name="georgia" fo:font-size="10.5pt" fo:letter-spacing="normal" fo:font-style="normal" style:text-underline-style="none" fo:font-weight="normal" fo:background-color="transparent"/>
    </style:style>
    <style:style style:name="P4" style:family="paragraph" style:parent-style-name="Text_20_body">
      <style:paragraph-properties fo:margin-left="0cm" fo:margin-right="0cm" fo:margin-top="0cm" fo:margin-bottom="0cm" style:line-height-at-least="0.582cm" fo:text-indent="0cm" style:auto-text-indent="false" fo:background-color="#ffffff" fo:padding="0cm" fo:border="none">
        <style:background-image/>
      </style:paragraph-properties>
    </style:style>
    <style:style style:name="P5" style:family="paragraph" style:parent-style-name="Text_20_body">
      <style:paragraph-properties fo:margin-left="0cm" fo:margin-right="0cm" fo:margin-top="0cm" fo:margin-bottom="0cm" style:line-height-at-least="0.582cm" fo:text-indent="0cm" style:auto-text-indent="false" fo:background-color="#ffffff" fo:padding="0cm" fo:border="none">
        <style:background-image/>
      </style:paragraph-properties>
      <style:text-properties fo:font-variant="normal" fo:text-transform="none" fo:color="#222222" style:font-name="georgia" fo:font-size="10.5pt" fo:letter-spacing="normal" fo:font-style="normal" fo:font-weight="normal"/>
    </style:style>
    <style:style style:name="P6" style:family="paragraph" style:parent-style-name="Heading_20_1">
      <style:paragraph-properties fo:margin-left="0cm" fo:margin-right="0cm" fo:margin-top="0cm" fo:margin-bottom="0cm" style:line-height-at-least="0.582cm" fo:text-indent="0cm" style:auto-text-indent="false" fo:background-color="#ffffff" fo:padding="0cm" fo:border="none">
        <style:background-image/>
      </style:paragraph-properties>
      <style:text-properties fo:font-variant="normal" fo:text-transform="none" fo:color="#222222" style:font-name="georgia" fo:font-size="10.5pt" fo:letter-spacing="normal" fo:font-style="normal" fo:font-weight="normal"/>
    </style:style>
    <style:style style:name="P7" style:family="paragraph" style:parent-style-name="Heading_20_1">
      <style:paragraph-properties fo:margin-left="0cm" fo:margin-right="0cm" fo:margin-top="0cm" fo:margin-bottom="0cm" style:line-height-at-least="0.582cm" fo:text-indent="0cm" style:auto-text-indent="false" fo:background-color="#ffffff" fo:padding="0cm" fo:border="none" fo:keep-with-next="always">
        <style:background-image/>
      </style:paragraph-properties>
      <style:text-properties fo:font-variant="normal" fo:text-transform="none" fo:color="#222222" style:font-name="georgia" fo:font-size="10.5pt" fo:letter-spacing="normal" fo:font-style="normal" fo:font-weight="normal"/>
    </style:style>
    <style:style style:name="P8" style:family="paragraph" style:parent-style-name="Text_20_body">
      <style:paragraph-properties fo:margin-left="0cm" fo:margin-right="0cm" fo:margin-top="0cm" fo:margin-bottom="0cm" style:line-height-at-least="0.582cm" fo:text-indent="0cm" style:auto-text-indent="false" fo:background-color="#ffffff" fo:padding="0cm" fo:border="none">
        <style:background-image/>
      </style:paragraph-properties>
    </style:style>
    <style:style style:name="P9" style:family="paragraph" style:parent-style-name="Text_20_body">
      <style:paragraph-properties fo:margin-left="0cm" fo:margin-right="0cm" fo:margin-top="0cm" fo:margin-bottom="0cm" style:line-height-at-least="0.582cm" fo:text-indent="0cm" style:auto-text-indent="false" fo:background-color="#ffffff" fo:padding="0cm" fo:border="none">
        <style:background-image/>
      </style:paragraph-properties>
      <style:text-properties fo:font-variant="normal" fo:text-transform="none" fo:color="#222222" style:font-name="georgia" fo:font-size="10.5pt" fo:letter-spacing="normal" fo:font-style="normal" fo:font-weight="normal"/>
    </style:style>
    <style:style style:name="P10" style:family="paragraph" style:parent-style-name="Text_20_body">
      <style:paragraph-properties fo:margin-left="0cm" fo:margin-right="0cm" fo:margin-top="0cm" fo:margin-bottom="0.397cm" style:line-height-at-least="0.582cm" fo:text-indent="0cm" style:auto-text-indent="false" fo:background-color="#ffffff" fo:padding="0cm" fo:border="none">
        <style:background-image/>
      </style:paragraph-properties>
      <style:text-properties fo:font-variant="normal" fo:text-transform="none" fo:color="#222222" style:font-name="georgia" fo:font-size="10.5pt" fo:letter-spacing="normal" fo:font-style="normal" fo:font-weight="normal"/>
    </style:style>
    <style:style style:name="P11" style:family="paragraph" style:parent-style-name="Text_20_body">
      <style:paragraph-properties fo:margin-left="0cm" fo:margin-right="0cm" fo:margin-top="0cm" fo:margin-bottom="0.397cm" style:line-height-at-least="0.582cm" fo:text-indent="0cm" style:auto-text-indent="false" fo:background-color="#ffffff" fo:padding="0cm" fo:border="none">
        <style:background-image/>
      </style:paragraph-properties>
      <style:text-properties fo:font-variant="normal" fo:text-transform="none" fo:color="#222222" fo:letter-spacing="normal"/>
    </style:style>
    <style:style style:name="P12" style:family="paragraph" style:parent-style-name="Heading_20_1">
      <style:paragraph-properties fo:margin-left="0cm" fo:margin-right="0cm" fo:margin-top="0cm" fo:margin-bottom="0cm" style:line-height-at-least="0.582cm" fo:text-indent="0cm" style:auto-text-indent="false" fo:background-color="#ffffff" fo:padding="0cm" fo:border="none">
        <style:background-image/>
      </style:paragraph-properties>
      <style:text-properties fo:font-variant="normal" fo:text-transform="none" fo:color="#222222" style:font-name="georgia" fo:font-size="10.5pt" fo:letter-spacing="normal" fo:font-style="normal" fo:font-weight="normal"/>
    </style:style>
    <style:style style:name="T1" style:family="text">
      <style:text-properties style:font-name="georgia" fo:font-size="10.5pt" fo:font-style="normal" fo:font-weight="normal"/>
    </style:style>
    <style:style style:name="T2" style:family="text">
      <style:text-properties fo:color="#19437c" style:text-underline-style="solid" style:text-underline-width="auto" style:text-underline-color="font-color" fo:background-color="transparent"/>
    </style:style>
    <style:style style:name="T3" style:family="text">
      <style:text-properties fo:color="#19437c" fo:font-style="normal" style:text-underline-style="solid" style:text-underline-width="auto" style:text-underline-color="font-color" fo:background-color="transparent"/>
    </style:style>
    <style:style style:name="T4" style:family="text">
      <style:text-properties fo:font-variant="normal" fo:text-transform="none" fo:color="#222222" style:font-name="georgia" fo:font-size="10.5pt" fo:letter-spacing="normal" fo:font-style="normal" fo:font-weight="normal"/>
    </style:style>
    <style:style style:name="T5" style:family="text">
      <style:text-properties fo:font-variant="normal" fo:text-transform="none" fo:color="#222222" style:font-name="georgia" fo:font-size="10.5pt" fo:letter-spacing="normal" fo:font-style="normal" fo:font-weight="normal" fo:background-color="transparent"/>
    </style:style>
    <style:style style:name="T6" style:family="text">
      <style:text-properties fo:font-variant="normal" fo:text-transform="none" fo:color="#222222" style:font-name="georgia" fo:font-size="10.5pt" fo:letter-spacing="normal" fo:font-style="normal" fo:font-weight="normal" fo:background-color="transparent" style:font-name-asian="arial" style:font-size-asian="10.5pt" style:font-weight-asian="normal"/>
    </style:style>
    <style:style style:name="T7" style:family="text">
      <style:text-properties fo:font-variant="normal" fo:text-transform="none" fo:color="#222222" style:font-name="georgia" fo:font-size="10.5pt" fo:letter-spacing="normal" fo:font-style="normal" fo:font-weight="normal" style:font-name-asian="arial" style:font-size-asian="10.5pt" style:font-style-asian="normal" style:font-weight-asian="normal"/>
    </style:style>
    <style:style style:name="T8" style:family="text">
      <style:text-properties fo:font-variant="normal" fo:text-transform="none" fo:color="#222222" style:font-name="georgia" fo:font-size="10.5pt" fo:letter-spacing="normal" fo:font-style="normal" style:text-underline-style="none" fo:font-weight="normal" fo:background-color="transparent"/>
    </style:style>
    <style:style style:name="T9" style:family="text">
      <style:text-properties fo:font-variant="normal" fo:text-transform="none" fo:color="#19437c" style:font-name="georgia" fo:font-size="10.5pt" fo:letter-spacing="normal" fo:font-style="normal" style:text-underline-style="solid" style:text-underline-width="auto" style:text-underline-color="font-color" fo:font-weight="normal" fo:background-color="transparent"/>
    </style:style>
    <style:style style:name="T10" style:family="text">
      <style:text-properties fo:font-variant="normal" fo:text-transform="none" fo:color="#19437c" style:font-name="georgia" fo:font-size="10.5pt" fo:letter-spacing="normal" fo:font-style="normal" style:text-underline-style="solid" style:text-underline-width="auto" style:text-underline-color="font-color" fo:font-weight="normal" fo:background-color="transparent" style:font-name-asian="arial" style:font-size-asian="10.5pt" style:font-style-asian="normal" style:font-weight-asian="normal"/>
    </style:style>
    <style:style style:name="T11" style:family="text">
      <style:text-properties fo:font-variant="normal" fo:text-transform="none" fo:color="#19437c" style:font-name="georgia" fo:font-size="10.5pt" fo:letter-spacing="normal" fo:font-style="normal" style:text-underline-style="solid" style:text-underline-width="auto" style:text-underline-color="font-color" fo:font-weight="normal" fo:background-color="transparent" style:font-name-asian="arial" style:font-size-asian="10.5pt" style:font-weight-asian="normal"/>
    </style:style>
    <style:style style:name="T12" style:family="text">
      <style:text-properties fo:font-variant="normal" fo:text-transform="none" fo:color="#333333" style:font-name="georgia" fo:font-size="10.5pt" fo:letter-spacing="normal" fo:font-style="normal" fo:font-weight="normal" style:font-name-asian="arial" style:font-size-asian="10.5pt" style:font-style-asian="normal" style:font-weight-asian="normal"/>
    </style:style>
    <style:style style:name="T13" style:family="text">
      <style:text-properties fo:font-style="normal" fo:background-color="transparent"/>
    </style:style>
    <style:style style:name="T14" style:family="text">
      <style:text-properties fo:color="#333333" style:font-name-asian="arial" style:font-size-asian="10.5pt" style:font-style-asian="normal" style:font-weight-asian="normal"/>
    </style:style>
    <style:style style:name="T15" style:family="text">
      <style:text-properties fo:color="#333333" style:font-name="georgia" fo:font-size="10.5pt" fo:font-style="normal" fo:font-weight="normal" style:font-name-asian="arial" style:font-size-asian="10.5pt" style:font-style-asian="normal" style:font-weight-asian="normal"/>
    </style:style>
    <style:style style:name="T16" style:family="text">
      <style:text-properties fo:color="#000000" style:font-name-asian="arial" style:font-size-asian="10.5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U.S. Marriage Rates Keep Declining</text:h>
      <text:p text:style-name="P5">美国结婚率持续下降</text:p>
      <text:p text:style-name="P4"><text:span text:style-name="T4">If you haven't already picked up on the trend from all the whining on Bravo’s Princesses: Long Island, marriage rates in America are at an all-time low. And the median age at which women do say "I do" is now 27, the highest it's been in a century. That's according to a new report by Bowling Green State University’s Julissa Cruz, published by the National Center for Family and Marriage Research. [Julissa Cruz, </text:span><text:a xlink:type="simple" xlink:href="http://ncfmr.bgsu.edu/pdf/family_profiles/file131529.pdf"><text:span text:style-name="T9">Marriage: More Than a Century of Change</text:span></text:a><text:span text:style-name="T4">]</text:span></text:p>
      <text:p text:style-name="P4"><text:span text:style-name="T4">如果你还没有跟上 Bravo’s Princesses: Long Island抱怨的潮流，美国的结婚率正在前所未有的低。女人说“我愿意”的平均年龄是27岁，近一个世纪以来最高。这来源于一则新闻报道by Bowling Green State University’s Julissa Cruz, published by the National Center for Family and Marriage Research. [Julissa Cruz, </text:span><text:a xlink:type="simple" xlink:href="http://ncfmr.bgsu.edu/pdf/family_profiles/file131529.pdf"><text:span text:style-name="T9">Marriage: More Than a Century of Change</text:span></text:a><text:span text:style-name="T4">]</text:span></text:p>
      <text:p text:style-name="P1">In the 1920s, 92 women walked down the aisle each year per 1000 single women of marrying age. Today, it's a third that. Marriage rates were expected to plateau in the wake of the baby boom, but so far they just keep dropping.</text:p>
      <text:p text:style-name="P1">在1920年代，适婚年龄单身女性1000位中每年有92位走进婚姻殿堂。现在只有三分之一。由于婴儿潮的原因，人们认为结婚率会上升，但是目前为止，他们还是一直都在下降。</text:p>
      <text:p text:style-name="P1">Apparently, many college-educated women are simply putting off getting hitched, and many black women might be foregoing it altogether. Because while every ethnic group has seen a drop in the proportion of married women since the '50s, it's dipped lowest for black women—just 26 percent of whom are married.</text:p>
      <text:p text:style-name="P1">显然，许多受过高等教育的女性会推迟结婚年龄，而许多黑人女性会走在前面。因为虽然有些族群在50年代之后结婚率有所下降，黑人女性下降得最多——只有26%已婚。</text:p>
      <text:p text:style-name="P1">In the U.K. and most of Europe, the average age for women tying the knot is already more than 30. And if Long Island’s reality stars are an indicator, we're soon to follow.</text:p>
      <text:p text:style-name="P1">在英国，以及大部分的欧洲，女性的平均结婚年龄已经超过30岁。如果长岛的现状是一个指标的话，我们很快也会达到这个水平。</text:p>
      <text:p text:style-name="P2">—<text:span text:style-name="T1">Christopher Intagliata</text:span></text:p>
      <text:h text:style-name="P7" text:outline-level="1"/>
      <text:h text:style-name="P6" text:outline-level="1"/>
      <text:h text:style-name="P6" text:outline-level="1"/>
      <text:h text:style-name="P6" text:outline-level="1">Men Need X Chromosome to Make More Men (and Women)</text:h>
      <text:p text:style-name="P5">男人需要X染色体才能造更多男人（以及女人）</text:p>
      <text:p text:style-name="P1">It takes a Y chromosome to make a man. But that doesn't mean its counterpart, the X chromosome, plays no part. In fact, it has a big role in making sperm.</text:p>
      <text:p text:style-name="P1">Y染色体会制造男人。担并不意味着X染色体不重要。实际上，它在制造精子时发挥很大的作用。</text:p>
      <text:p text:style-name="P1"><text:soft-page-break/>To study X evolution, researchers first sequenced the human chromosome more accurately than ever before. Then they compared the code to that of a mammal whose evolutionary lineage split from ours about 80 million years ago: the mouse.</text:p>
      <text:p text:style-name="P1">为了研究X染色体的演化，研究人员更精确的测量了人类染色体的序列。然后和哺乳动物老鼠进行了比较。它们的演化族譜相距我们8000万年。</text:p>
      <text:p text:style-name="P4"><text:span text:style-name="T4">It turns out that humans and mice share 95 percent of their X genes. This finding was no surprise. In the 1960s, biologist </text:span><text:a xlink:type="simple" xlink:href="http://www.youtube.com/watch?v=nomI35DJB40"><text:span text:style-name="T9">Susumu Ohno</text:span></text:a><text:span text:style-name="T4"> suggested the </text:span><text:a xlink:type="simple" xlink:href="http://en.wikipedia.org/wiki/Ohno%27s_law"><text:span text:style-name="T9">X chromosome would evolve slowly</text:span></text:a><text:span text:style-name="T4">, and thus remain similar in most mammalian species. But some things did change over evolutionary time. Or rather, 144 things.</text:span></text:p>
      <text:p text:style-name="P4"><text:span text:style-name="T4">One-hundred-forty-four human X chromosome genes had no counterparts in mice. And these genes seemed to be constantly developing. Many of the genes remained dormant in females, only becoming active in tissues involved in sperm production. The study is in the journal </text:span><text:span text:style-name="Strong_20_Emphasis"><text:span text:style-name="T5">Nature</text:span></text:span><text:a xlink:type="simple" xlink:href="http://www.scientificamerican.com/topic.cfm?id=genetics"><text:span text:style-name="Strong_20_Emphasis"><text:span text:style-name="T9">Genetics</text:span></text:span></text:a><text:span text:style-name="T4">. [Jacob L. Mueller et al., </text:span><text:a xlink:type="simple" xlink:href="http://www.nature.com/ng/journal/vaop/ncurrent/full/ng.2705.html"><text:span text:style-name="T9">Independent specialization of the human and mouse X chromosomes for the male germ line</text:span></text:a><text:span text:style-name="T4">]</text:span></text:p>
      <text:p text:style-name="P1">结果发现，人和鼠的X基因有95%的相同。这并不令人惊讶。1960年代，生物学家<text:a xlink:type="simple" xlink:href="http://www.youtube.com/watch?v=nomI35DJB40"><text:span text:style-name="T2">Susumu Ohno</text:span></text:a> 就提出，X染色体进化缓慢，因此在大部分哺乳动物中X染色体是相似的。但是有些东西在进化过程中确实改变了。直接来说，就是有144个改变。144个人类X染色体基因在老鼠基因里没有。这些基因似乎发展稳定。有些基因对女性是休眠的，只有在产生精子时会有作用。研究发表在<text:span text:style-name="Strong_20_Emphasis"><text:span text:style-name="T13">Nature</text:span></text:span><text:a xlink:type="simple" xlink:href="http://www.scientificamerican.com/topic.cfm?id=genetics"><text:span text:style-name="Strong_20_Emphasis"><text:span text:style-name="T3">Genetics</text:span></text:span></text:a>. [Jacob L. Mueller et al., <text:a xlink:type="simple" xlink:href="http://www.nature.com/ng/journal/vaop/ncurrent/full/ng.2705.html"><text:span text:style-name="T2">Independent specialization of the human and mouse X chromosomes for the male germ line</text:span></text:a>]</text:p>
      <text:p text:style-name="P1">Clearly, the X chromosome Xceeds its feminine responsibilities. Which is Xcellent news for male fertility.</text:p>
      <text:p text:style-name="P1">显然，X染色体超出女性的责任。这对于男性的生育来说是好消息。</text:p>
      <text:p text:style-name="P2">—<text:span text:style-name="T1">Sophie Bushwick</text:span></text:p>
      <text:h text:style-name="P7" text:outline-level="1"/>
      <text:h text:style-name="P6" text:outline-level="1">Moon Cycles Affect Human Sleep</text:h>
      <text:p text:style-name="P5">月球周期影响人类睡眠</text:p>
      <text:p text:style-name="P4"><text:span text:style-name="T4">The lunar cycle affects the night sky, the tides and even the fertility of certain marine species. And it turns out, we can add your shuteye to the list. According to a new study, humans </text:span><text:a xlink:type="simple" xlink:href="http://www.scientificamerican.com/topic.cfm?id=sleep"><text:span text:style-name="T9">sleep</text:span></text:a><text:span text:style-name="T4"> poorly on nights near a full moon. The work is published in the journal </text:span><text:span text:style-name="Strong_20_Emphasis"><text:span text:style-name="T5">Current Biology</text:span></text:span><text:span text:style-name="T4">. [Christian Cajochen et al., </text:span><text:a xlink:type="simple" xlink:href="http://www.cell.com/current-biology/retrieve/pii/S0960982213007549"><text:span text:style-name="T9">Evidence that the Lunar Cycle Influences Human Sleep</text:span></text:a><text:span text:style-name="T4">]</text:span></text:p>
      <text:p text:style-name="P4"><text:span text:style-name="T4">月球周期影响夜空，潮汐甚至海洋生物的繁殖。并且，它还影响你的睡眠。一项研究表明，人类在近满月时睡眠较差。这项工作发表在the journal </text:span><text:span text:style-name="Strong_20_Emphasis"><text:span text:style-name="T5">Current Biology</text:span></text:span><text:span text:style-name="T4">. [Christian Cajochen et al., </text:span><text:a xlink:type="simple" xlink:href="http://www.cell.com/current-biology/retrieve/pii/S0960982213007549"><text:span text:style-name="T9">Evidence that the Lunar Cycle Influences Human Sleep</text:span></text:a><text:span text:style-name="T4">]</text:span></text:p>
      <text:p text:style-name="P4"><text:span text:style-name="T4">To test the moon's effect, 33 adult volunteers of both sexes and various ages spent several nights in a sleep lab. </text:span><text:a xlink:type="simple" xlink:href="http://www.scientificamerican.com/article.cfm?id=it-must-be-the-moon-tired"><text:span text:style-name="T9">As they dozed, researchers monitored their brain activity, eye movements and hormone levels</text:span></text:a><text:span text:style-name="T4">. On nights closer to a full moon, the subjects took an average of five minutes longer to fall asleep, and slept for 20 minutes less. In addition, brain activity decreased by 30 percent during the sleep stage that the brain normally uses to recover from its daylight work. And levels of melatonin, the hormone that helps regulate sleep cycles, dropped.</text:span></text:p>
      <text:p text:style-name="P4"><text:span text:style-name="T4">为了测试月亮的影响，33位成人志愿者，不同性别，不同年龄，在睡眠实验室度过数晚。当他们瞌睡时，研</text:span><text:soft-page-break/><text:span text:style-name="T4">究人员监测他们的大脑活动，眼球移动以及激素水平。在近满月的夜晚，实验对象需要多才能五分钟入睡，并且睡眠事件少20分钟。另外，睡眠阶段大脑活动减少30%。并且 melatonin激素水平也下降了。这种激素帮助管理睡眠周期。</text:span></text:p>
      <text:p text:style-name="P4"><text:span text:style-name="T4">On these nights, the sleepers complained of poor sleep quality even though they were unaware of the lunar cycle. On the bright side, not a single participant turned into a werewolf. </text:span><text:a xlink:type="simple" xlink:href="https://www.youtube.com/watch?v=MGhHogOMisk"><text:span text:style-name="T9">In this cohort</text:span></text:a><text:span text:style-name="T4">.</text:span></text:p>
      <text:p text:style-name="P5">在这些夜晚，睡觉者抱怨睡眠质量低，虽然他们没意识得到月球周期的影响。好的方面是，没有参与者变成狼人。</text:p>
      <text:p text:style-name="P2">—<text:span text:style-name="T1">Sophie Bushwick</text:span></text:p>
      <text:h text:style-name="P7" text:outline-level="1"/>
      <text:h text:style-name="P6" text:outline-level="1">Big Social Group Makes Lemurs Cannier</text:h>
      <text:p text:style-name="P5">大社交圈使得狐猴更精明</text:p>
      <text:p text:style-name="P4"><text:span text:style-name="T4">Good news for big-time networking primates: other primates that live in large social groups have more street smarts than their comrades with smaller social circles. So finds a study in the journal</text:span><text:span text:style-name="Strong_20_Emphasis"><text:span text:style-name="T5">PLoS ONE</text:span></text:span><text:span text:style-name="T4">. [Evan L. MacLean et al., </text:span><text:a xlink:type="simple" xlink:href="http://www.plosone.org/article/info%3Adoi%2F10.1371%2Fjournal.pone.0066359"><text:span text:style-name="T9">Group Size Predicts Social but Not Nonsocial Cognition in Lemurs</text:span></text:a><text:span text:style-name="T4">] </text:span></text:p>
      <text:p text:style-name="P4"><text:span text:style-name="T4">擅长社交的灵长目动物的好消息：社交圈更大的灵长目动物比社交圈小的动物更精明。这个结论来自一项研究 the journal</text:span><text:span text:style-name="Strong_20_Emphasis"><text:span text:style-name="T5">PLoS ONE</text:span></text:span><text:span text:style-name="T4">. [Evan L. MacLean et al., </text:span><text:a xlink:type="simple" xlink:href="http://www.plosone.org/article/info%3Adoi%2F10.1371%2Fjournal.pone.0066359"><text:span text:style-name="T9">Group Size Predicts Social but Not Nonsocial Cognition in Lemurs</text:span></text:a><text:span text:style-name="T4">] </text:span></text:p>
      <text:p text:style-name="P4"><text:span text:style-name="T4">Researchers tested the circumstances under which lemurs would pilfer food from people. The study included </text:span><text:a xlink:type="simple" xlink:href="https://www.youtube.com/watch?v=ZVtxPxc7NZc"><text:span text:style-name="T9">ring-tailed lemurs</text:span></text:a><text:span text:style-name="T4">, which come from </text:span><text:a xlink:type="simple" xlink:href="http://blogs.scientificamerican.com/primate-diaries/2011/11/17/social-networks-matter/"><text:span text:style-name="T9">large social groups</text:span></text:a><text:span text:style-name="T4">, as well as lemurs from small-groups, like the </text:span><text:a xlink:type="simple" xlink:href="https://www.youtube.com/watch?v=JYtA9TApi_I"><text:span text:style-name="T9">mongoose lemur</text:span></text:a><text:span text:style-name="T4">. The lemurs all had the same brain size, so would be presumed to have similar raw intelligence. </text:span></text:p>
      <text:p text:style-name="P4"><text:span text:style-name="T4">研究人员测试了狐猴以偷人的东西为生的环境。研究包括</text:span><text:span text:style-name="T8">来自大社交圈的</text:span><text:span text:style-name="T4"> </text:span><text:a xlink:type="simple" xlink:href="https://www.youtube.com/watch?v=ZVtxPxc7NZc">ring-tailed lemurs</text:a><text:span text:style-name="T8">, 以及来自小社交圈的</text:span><text:a xlink:type="simple" xlink:href="https://www.youtube.com/watch?v=JYtA9TApi_I"><text:span text:style-name="T9">mongoose lemur</text:span></text:a><text:span text:style-name="T8">. 这些狐猴的大脑体积相同，所以可以假设他们智力水平相当。</text:span></text:p>
      <text:p text:style-name="P1">Humans sat in a room with either a plate of food on the table in front of them or behind them. A third group of people was blindfolded, with the plate in front of them. </text:p>
      <text:p text:style-name="P1">人坐在一间屋子里，在他们前面或后面放着一盘食物。三分之一的人被蒙面了，食物放在他们前面。</text:p>
      <text:p text:style-name="P1">Lemurs from large social groups tended to steal the food if the person’s back was to it. Lemurs from smaller social groups went for the food as frequently regardless of its position. And no lemurs appeared to understand the purpose of a blindfold.</text:p>
      <text:p text:style-name="P1">大社交圈的狐猴倾向于偷人们后面的食物。小社交圈的狐猴则频繁的偷食物，而不管食物的位置。没有狐猴理解人类蒙面的目的。</text:p>
      <text:p text:style-name="P1">The researchers interpret the results as showing that social factors can influence a species’ smarts. So you could be outwitted by a birdbrain, if he has a lot of friends.</text:p>
      <text:p text:style-name="P1">研究人员解释结果，认为社交因素可以影响物种的智慧。所以你可能会被一个愚笨的人打败，如果他有很多朋友的话。</text:p>
      <text:p text:style-name="P2">—<text:span text:style-name="T1">Amy Kraft</text:span></text:p>
      <text:p text:style-name="Standard"><text:soft-page-break/></text:p>
      <text:p text:style-name="Standard"/>
      <text:p text:style-name="Standard"/>
      <text:h text:style-name="P7" text:outline-level="1"/>
      <text:h text:style-name="P6" text:outline-level="1"/>
      <text:h text:style-name="P6" text:outline-level="1">Human Hearts Bleed for Abused Robots</text:h>
      <text:p text:style-name="P5">人心为虐待的机器人流血</text:p>
      <text:p text:style-name="P1">Can your heart bleed for a robot? In two experiments, people reacted to videos where a human appeared to either torture or coddle one of three subjects: another human wearing green, a small green robot, or an inanimate green box. And viewers had a definite emotional response to the treatment of the robot. The work will be presented at the International Communication Association's annual conference.</text:p>
      <text:p text:style-name="P1">你的心会为机器人流血吗？在两个实验中，人们观看了人类拷打或照顾三种对象的视频：穿绿色衣服的人，小的绿色机器人，还有一个绿色的盒子。观察者对机器人的对待情况有特定的情感反应。这项工作将发表在the International Communication Association's annual conference.</text:p>
      <text:p text:style-name="P4"><text:span text:style-name="T4">[Astrid M. Rosenthal-von der Pütten et al., Investigations on Empathy Towards Humans and Robots Using Psychophysiological Measures and fMRI, at conference in London June 17-21. Related publication: </text:span><text:a xlink:type="simple" xlink:href="http://link.springer.com/content/pdf/10.1007%2Fs12369-012-0173-8.pdf"><text:span text:style-name="T9">An Experimental Study on Emotional Reactions Towards a Robot</text:span></text:a><text:span text:style-name="T4">]</text:span></text:p>
      <text:p text:style-name="P1">Forty volunteers watched clips of the robot, which reacted to abuse with upset crying and choking noises and to affection with happy purring and babbling sounds. Viewers became physically agitated watching the abusive video, and afterwards they reported a negative emotional response.</text:p>
      <text:p text:style-name="P1">四十位志愿者观看了机器人片段，机器人被虐待时，他们会哭或抽泣；而在机器人被优待时，他们会表现的非常欢快。观看虐待视频时，观察者非常不安，看完之后，表现出负面情绪。</text:p>
      <text:p text:style-name="P1">In the second experiment 14 people watched the videos while undergoing a functional MRI brain scan. The scans revealed similar responses when either the robot or the human received affection. But the human's apparent abuse caused more concern than the robot's.</text:p>
      <text:p text:style-name="P1">在第二个实验中，14个人在观看视频时接受MRI脑部扫描。扫描反映了类型的表现。但是对人类的虐待比机器人会引起更多的同情。</text:p>
      <text:p text:style-name="P4"><text:span text:style-name="T4">Understanding our emotional response to robots may help inform the development of robotic assistants. In the meantime, be nice to your </text:span><text:a xlink:type="simple" xlink:href="https://www.youtube.com/watch?v=Of2HU3LGdbo"><text:span text:style-name="T9">Roomba</text:span></text:a><text:span text:style-name="T4">.</text:span></text:p>
      <text:p text:style-name="P5">理解我们对机器人的反应，可以给机器人助理的发展以启示。同时，对你的机器人好点。</text:p>
      <text:p text:style-name="P2">—<text:span text:style-name="T1">Sophie Bushwick</text:span></text:p>
      <text:h text:style-name="P7" text:outline-level="1"/>
      <text:h text:style-name="P6" text:outline-level="1"/>
      <text:h text:style-name="P6" text:outline-level="1">Poker Players' Arms Give Away Their Hands</text:h>
      <text:p text:style-name="P5">扑克玩家的手臂会泄露他们的秘密</text:p>
      <text:p text:style-name="P1">A good “poker face” can hide the quality of your cards. But your arms might still be giving away your hands. <text:soft-page-break/>That’s the finding of a study to come out in the journal Psychological Science. [Michael L. Slepian et al., Quality of Professional Players’ Poker Hands is Perceived Accurately from Arm Motions, link to come]</text:p>
      <text:p text:style-name="P1">一张好的“扑克脸”可以隐藏你手中牌的质量。但是你的手臂也许还是会泄露秘密。这个结论来自一项研究the journal Psychological Science. [Michael L. Slepian et al., Quality of Professional Players’ Poker Hands is Perceived Accurately from Arm Motions, link to come]</text:p>
      <text:p text:style-name="P1">Volunteers watched videos of the World Series of Poker. The videos were edited so the subjects saw one of three different views of the players: the poker players’ entire bodies from the table up, or just the players’ faces or just the players’ arms pushing chips into the pot. “When participants were watching chips being pushed into the center of the table by the players, it was only then could they accurately perceive how good a hand was better than chance. They couldn’t do it for the whole body and if anything they were worse from just watching the face.” Michael Slepian, a psychology doctoral student at Stanford University, and a co-author of the study.</text:p>
      <text:p text:style-name="P1">志愿者观看了扑克世界系列赛的视频。视频经过了剪辑使得对象可以从三个不同角度看实验对象：扑克玩家桌面以上整个身体，玩家的脸部，或者只有玩家的手臂。”当参与者观看玩家用手插牌时，他们通过看手臂可以精确的知道牌的好坏程度。但是他们看整个身体或者脸的话是不行的。” 斯坦福大学的心理学博士生 Michael Slepian以及他的合作者表示。</text:p>
      <text:p text:style-name="P1">No pros were among the video watchers. But there’s some evidence that, as might be expected, they’d be even better at catching arm cues. “In one of our studies, the more participants were familiar with poker—even though they were all novices—the better they did.”</text:p>
      <text:p text:style-name="P1">这些视频观看者中并没有专业人士。但是一些证据表明，他们看手臂会得到更好的启发。“在我们的一项研究中，参与者越熟悉扑克——即使他们是新手——他们也会表现的更好。”</text:p>
      <text:p text:style-name="P2">—<text:span text:style-name="T1">Steve Mirsky</text:span></text:p>
      <text:h text:style-name="P6" text:outline-level="1"/>
      <text:h text:style-name="P6" text:outline-level="1">Bitter Taste May Battle Asthma</text:h>
      <text:p text:style-name="P5">苦味可以对抗哮喘</text:p>
      <text:p text:style-name="P4"><text:span text:style-name="T4">People with asthma, chronic obstructive pulmonary disease and other breathing disorders need fast relief when their airways tighten up. Unfortunately, the most commonly used medication has obnoxious side effects. But scientists recently discovered that a bitter taste can be a more effective treatment—and now they know why. The work is published in </text:span><text:span text:style-name="Strong_20_Emphasis"><text:span text:style-name="T5">PLoS Biology</text:span></text:span><text:span text:style-name="T4">. [Cheng-Hai Zhang et al., </text:span><text:a xlink:type="simple" xlink:href="http://www.plosbiology.org/article/info%3Adoi%2F10.1371%2Fjournal.pbio.1001501;jsessionid=9E0719F67640C70751C4EAD0EF80BC2E"><text:span text:style-name="T9">The Cellular and Molecular Basis of Bitter Tastant-Induced Bronchodilation</text:span></text:a><text:span text:style-name="T4">]</text:span></text:p>
      <text:p text:style-name="P4"><text:span text:style-name="T4">有哮喘，慢性阻碍性肺病以及其他呼吸紊乱的人在呼吸道收紧时需要快速放松。不幸的是，大部分常用的药物都有</text:span><text:span text:style-name="T7">讨厌的</text:span><text:span text:style-name="T4">副作用。但是最近科学家们发现了一种苦味可以更有效的治疗这些症状——并且他们知道原因。这项工作发表在</text:span><text:span text:style-name="Strong_20_Emphasis"><text:span text:style-name="T5">PLoS Biology</text:span></text:span><text:span text:style-name="T4">. [Cheng-Hai Zhang et al., </text:span><text:a xlink:type="simple" xlink:href="http://www.plosbiology.org/article/info%3Adoi%2F10.1371%2Fjournal.pbio.1001501;jsessionid=9E0719F67640C70751C4EAD0EF80BC2E"><text:span text:style-name="T9">The Cellular and Molecular Basis of Bitter Tastant-Induced Bronchodilation</text:span></text:a><text:span text:style-name="T4">]</text:span></text:p>
      <text:p text:style-name="P1">When an asthma attack hits, the airway shrinks and makes breathing difficult. To keep air flowing, the sufferer must take medication to relax the passage's muscles and open it back up. But a couple years ago, <text:soft-page-break/>researchers discovered airways contain bitter taste receptors like the ones on the tongue. After exposure to bitter substances, the receptors can expand the airway more quickly and more effectively than the most commonly used treatment.</text:p>
      <text:p text:style-name="P1">当哮喘侵袭时，呼吸道收缩使用呼吸困难。为了让空气流通，病人必须服药来放松呼吸道的肌肉然后打开它。但是几年前，研究人员发现呼吸道含有苦味接收组织，就像舌头一样。在暴露在苦味下时，接收组织可以比常用药物更快速有效的扩展呼吸道。</text:p>
      <text:p text:style-name="P1">Researchers examined airway tissue to learn why bitterness makes the muscles relax. During an asthma attack, calcium flows into the cells of the airway and contributes to muscle contraction. But bitter substances block the channels that allow calcium into cells, which relaxes the tightened tissue. And that's the opposite of a bitter pill.</text:p>
      <text:p text:style-name="P1">研究然源检查了呼吸道组织，来研究为什么苦味让肌肉放松。在哮喘侵袭时，钙流动到呼吸道细胞中使得肌肉收缩。但是苦味物质阻断了钙进入细胞的通道，因而放松了紧张的组织。这跟苦味药物相反。</text:p>
      <text:p text:style-name="P2">—<text:span text:style-name="T1">Sophie Bushwick</text:span></text:p>
      <text:p text:style-name="Standard"/>
      <text:p text:style-name="Standard"/>
      <text:h text:style-name="P6" text:outline-level="1">New Music Tickles or Bores Brain Region</text:h>
      <text:p text:style-name="P5">新音乐愉悦或者压抑大脑区域</text:p>
      <text:p text:style-name="P5">When you hear an unfamiliar tune, how do you wind up either tapping your foot or plugging your ears? A study finds that a specific brain region gives the song a thumbs up or down. The research is in the journal Science. [Valorie N. Salimpoor et al.,<text:a xlink:type="simple" xlink:href="http://www.sciencemag.org/content/340/6129/216.abstract"><text:span text:style-name="T2">Interactions Between the Nucleus Accumbens and Auditory Cortices Predict Music Reward Value</text:span></text:a>]</text:p>
      <text:p text:style-name="P5">当你听到不熟悉的音乐，你是会拍脚还是会塞上耳朵呢？一项研究发现，一个特定的大脑区域会给歌曲顶或倒。研究发表在 the journal Science. [Valorie N. Salimpoor et al.,<text:a xlink:type="simple" xlink:href="http://www.sciencemag.org/content/340/6129/216.abstract"><text:span text:style-name="T2">Interactions Between the Nucleus Accumbens and Auditory Cortices Predict Music Reward Value</text:span></text:a>]</text:p>
      <text:p text:style-name="P4"><text:span text:style-name="T4">As 19 subjects listened to samples of unfamiliar songs, their brains were scanned with a functional MRI machine. After hearing each clip, the subjects could bid between zero and two dollars to purchase the song. And the </text:span><text:a xlink:type="simple" xlink:href="http://www.zlab.mcgill.ca/science2013/"><text:span text:style-name="T9">values participants assigned to songs</text:span></text:a><text:span text:style-name="T4"> were associated with activity in the nucleus accumbens, a section of the brain's pleasure center. For more popular tunes, this region was more active and communicated more with the brain region that stores auditory information.</text:span></text:p>
      <text:p text:style-name="P5">19个实验对象听不熟悉的歌曲样本，他们的大脑接受MRI机扫描。听每个片段之后，实验对象可以出价零到两元来买歌曲。参与者赋予歌曲的价值与nucleus accumbens的活动相联系，这是大脑愉悦中心的一个区域。对于更流行的音乐，这些区域更活跃，与大脑存储音频信息的区域沟通的更多。</text:p>
      <text:p text:style-name="P4"><text:span text:style-name="T4">The scientists think the nucleus accumbens, which helps set expectations, draws on stored musical knowledge to predict how a new tune will play out. When the music fulfills or even exceeds these expectations, the listener feels rewarded. So your listening history helps determine whether you’ll like a new song—or tell it to </text:span><text:a xlink:type="simple" xlink:href="http://www.youtube.com/watch?v=CyVuYAHiZb8"><text:span text:style-name="T9">hit the road</text:span></text:a><text:span text:style-name="T4">.</text:span></text:p>
      <text:p text:style-name="P4"><text:span text:style-name="T4">科学家们认为nucleus accumbens,帮助建立期望，基于存储的音乐知识来预测新的音调。当音乐满足或超过了期望，听者会觉得得到了回报。所以你的听音乐的历史会帮助你决定你是喜欢一首新的歌曲——还是想把</text:span><text:soft-page-break/><text:span text:style-name="T4">它丢在一旁。</text:span></text:p>
      <text:p text:style-name="P2">—<text:span text:style-name="T1">Sophie Bushwick</text:span></text:p>
      <text:p text:style-name="P5"/>
      <text:p text:style-name="P5"/>
      <text:p text:style-name="P5"/>
      <text:p text:style-name="P5"/>
      <text:p text:style-name="P5"/>
      <text:p text:style-name="P5"/>
      <text:p text:style-name="P5"/>
      <text:h text:style-name="P6" text:outline-level="1">Ecotourism Can Be Animals' Pet Peeve</text:h>
      <text:p text:style-name="P5">生态旅游可能是动物的痛处</text:p>
      <text:p text:style-name="P5">Some ecotourism offers visitors close encounters with different species. But new research suggests that these activities may not be so great for the<text:a xlink:type="simple" xlink:href="http://www.scientificamerican.com/topic.cfm?id=animals"><text:span text:style-name="T2">animals</text:span></text:a>.</text:p>
      <text:p text:style-name="P5">有些生态旅游给旅游者近距离接触不同物种的机会。但是一项新的研究表明，这些活动对动物来说，未必有益。</text:p>
      <text:p text:style-name="P4"><text:span text:style-name="T4">Researchers tagged stingrays in Stingray City in the Cayman Islands to monitor their movements and behavior. Compared to stingrays outside of the tourism area, those in Stingray City switched their activity patterns from night to day, when tourists handed out food, and mated year round instead of seasonally. The <text:s/>stingrays also had more bite marks, which suggests increased aggression towards one another. The study is in the journal </text:span><text:span text:style-name="Strong_20_Emphasis"><text:span text:style-name="T5">PLoS ONE</text:span></text:span><text:span text:style-name="T4">. [Mark J. Corcoran et al., </text:span><text:a xlink:type="simple" xlink:href="http://www.plosone.org/article/info%3Adoi%2F10.1371%2Fjournal.pone.0059235"><text:span text:style-name="T9">Supplemental Feeding for Ecotourism Reverses Diel Activity and Alters Movement Patterns and Spatial Distribution of the Southern Stingray, </text:span></text:a><text:a xlink:type="simple" xlink:href="http://www.plosone.org/article/info%3Adoi%2F10.1371%2Fjournal.pone.0059235"><text:span text:style-name="Strong_20_Emphasis"><text:span text:style-name="T9">Dasyatis Americana</text:span></text:span></text:a><text:span text:style-name="T4">]</text:span></text:p>
      <text:p text:style-name="P4"><text:span text:style-name="T4">研究人员关注了</text:span><text:span text:style-name="T7">Stingray City in the Cayman Islands 地区的黄貂鱼来检测他们的移动和行为。相比旅游区之外的黄貂鱼，他们的活动模式从晚上转变到白天，这时游客会散发食物，并且全年而非季节性求偶。 它们还有更多的被咬的痕迹，这意味着它们增加了对同类的攻击性。研究发表在the journal </text:span><text:span text:style-name="Strong_20_Emphasis"><text:span text:style-name="T6">PLoS ONE</text:span></text:span><text:span text:style-name="T7">. [Mark J. Corcoran et al., </text:span><text:a xlink:type="simple" xlink:href="http://www.plosone.org/article/info%3Adoi%2F10.1371%2Fjournal.pone.0059235"><text:span text:style-name="T10">Supplemental Feeding for Ecotourism Reverses Diel Activity and Alters Movement Patterns and Spatial Distribution of the Southern Stingray, </text:span></text:a><text:a xlink:type="simple" xlink:href="http://www.plosone.org/article/info%3Adoi%2F10.1371%2Fjournal.pone.0059235"><text:span text:style-name="Strong_20_Emphasis"><text:span text:style-name="T11">Dasyatis Americana</text:span></text:span></text:a><text:span text:style-name="T7">]</text:span></text:p>
      <text:p text:style-name="P4"><text:span text:style-name="T4">Past research has found increased </text:span><text:a xlink:type="simple" xlink:href="http://www.scientificamerican.com/topic.cfm?id=stress"><text:span text:style-name="T9">stress</text:span></text:a><text:span text:style-name="T4"> and more intra- and inter-species aggression among animals that have been fed by humans.</text:span></text:p>
      <text:p text:style-name="P5">过去的研究发现，人类喂养的动物，增加了压力和种群内外的攻击性。</text:p>
      <text:p text:style-name="P1">Interactive tourism is a growing business. But researchers say that more study is needed to ensure the health and safety of humans and animals alike. Ecotourism may be good for a given species, as humans become engaged in its survival. But for the individual members of that species tasked with dealing with people, it may not be a walk in the park.</text:p>
      <text:p text:style-name="P1">交互式旅游是一个持续增长的行业。但研究人员表明，需要更多的研究来确保人和动物的安全与健康。生态旅游可能对特定种群是好事，因为人类参与它们的生存繁衍。但是这些种群的一些成员必须负责与人打交道，这可不像在公园散步。</text:p>
      <text:p text:style-name="P2">—<text:span text:style-name="T1">Amy Kraft</text:span></text:p>
      <text:p text:style-name="P5"><text:soft-page-break/></text:p>
      <text:h text:style-name="P6" text:outline-level="1">Twitter Reveals Language Geographic Distribution</text:h>
      <text:p text:style-name="P5">推特揭示了语言地理分布</text:p>
      <text:p text:style-name="P4"><text:span text:style-name="T4">About six million people worldwide post to Twitter, producing some 650,000 new tweets daily. And one percent of these posts include geographic locations. The combination of language and location has allowed scientists to calculate the dominant language of any given region. They presented their work at the American Physical Society's March Meeting. [Delia Mocanu et al.,</text:span><text:a xlink:type="simple" xlink:href="http://meetings.aps.org/link/BAPS.2013.MAR.F28.6"><text:span text:style-name="T9">Language Geography from Microblogging Platforms</text:span></text:a><text:span text:style-name="T4">]</text:span></text:p>
      <text:p text:style-name="P4"><text:span text:style-name="T4">每天全世界大约有六百万人向Twitter发状态，产生650000条新状态。这些状态中，1%的状态包含地理位置。语言和位置的组合使得科学家可以计算特定区域的主要语言。他们把他们的工作发表在American Physical Society's March Meeting. [Delia Mocanu et al.,</text:span><text:a xlink:type="simple" xlink:href="http://meetings.aps.org/link/BAPS.2013.MAR.F28.6"><text:span text:style-name="T9">Language Geography from Microblogging Platforms</text:span></text:a><text:span text:style-name="T4">]</text:span></text:p>
      <text:p text:style-name="P1">The researchers gained free access to a 10th of all tweets, which they ran through an automated language detector. Throwing Twitter languages onto a map revealed highly accurate borders for European countries, a good proof of concept for the effort. On a much smaller scale, Twitter language geography reflected the small pockets of Korean and Russian concentrations within New York City.</text:p>
      <text:p text:style-name="P1">研究人员获取了10%的状态，然后进行自动语言探测。把推特语言映射到地图可以高度匹配欧洲的国界，这从概念很好的证明了他们的工作。在小范围内，推特语言的地理性反映了少量韩国与俄罗斯的族群集中在纽约市。</text:p>
      <text:p text:style-name="P4"><text:span text:style-name="T4">The Twitter tracking method has its biases. English is the dominant language of the </text:span><text:a xlink:type="simple" xlink:href="http://www.scientificamerican.com/topic.cfm?id=internet"><text:span text:style-name="T9">internet</text:span></text:a><text:span text:style-name="T4">, which skews the language distribution in bilingual cities like Montreal. And, obviously, the scientists can't analyze areas where people don't use Twitter. But overall, the study shows that Twitter can provide cheap and useful information. In other words, people tend to speak what they tweet.</text:span></text:p>
      <text:p text:style-name="P5">推特跟踪方法也有误差。英语是互联网上的主导语言，因而在像Montreal这样的双语城市有所偏差。并且，很明显，科学家们不能分析人们不用推特的地区。但是总体来说，该研究显示推特可以提供便宜和有用的信息。也就是说，人们发到推特上状态，一般都是他们想说的话。</text:p>
      <text:p text:style-name="P2">—<text:span text:style-name="T1">Sophie Bushwick</text:span></text:p>
      <text:p text:style-name="Standard"/>
      <text:p text:style-name="Standard"/>
      <text:p text:style-name="Standard"/>
      <text:p text:style-name="Standard"/>
      <text:p text:style-name="Standard"/>
      <text:p text:style-name="Standard"/>
      <text:h text:style-name="P6" text:outline-level="1"/>
      <text:h text:style-name="P6" text:outline-level="1">Bed Bugs Bollixed by Bean</text:h>
      <text:p text:style-name="P5">臭虫怕豆子</text:p>
      <text:p text:style-name="P4"><text:span text:style-name="T4">Bed bugs are notoriously tough to exterminate—many populations have </text:span><text:a xlink:type="simple" xlink:href="http://www.ncbi.nlm.nih.gov/pubmed/20301216"><text:span text:style-name="T9">already evolved resistance to common insecticides</text:span></text:a><text:span text:style-name="T4">. But they do have a non-chemical enemy: kidney bean leaves.</text:span></text:p>
      <text:p text:style-name="P4"><text:span text:style-name="T4">臭虫是臭名昭著的难以消除——许多已经进化到对常见杀虫剂产生抗性。但是他们有一个非化学的敌人——</text:span><text:soft-page-break/><text:span text:style-name="T4">四季豆的叶子。</text:span></text:p>
      <text:p text:style-name="P5"/>
      <text:p text:style-name="P4"><text:span text:style-name="T4">The leaves' microscopic hairs pierce the bugs' feet, trapping them after just a few six-legged steps. It's a traditional anti-bed bug measure in the Balkans [See Michael F. Potter, </text:span><text:a xlink:type="simple" xlink:href="http://entsoc.org/PDF/2011/AE-Potter-spring2011.pdf"><text:span text:style-name="T9">The History of Bed Bug Management</text:span></text:a><text:span text:style-name="T4">, in </text:span><text:span text:style-name="Strong_20_Emphasis"><text:span text:style-name="T5">American Entomologist</text:span></text:span><text:span text:style-name="T4">]. And tests have shown the leaves to be remarkably effective, but only when freshly picked—meaning it's not the most practical tactic for city dwellers.</text:span></text:p>
      <text:p text:style-name="P5">四季斗的微型发丝能够刺穿臭虫的脚，只需六步臭虫就会倒下。这在Balkans地区是传统的除臭虫的方法。实验表明，这些叶子非常有效，但只是在新鲜的时候——意味着对城里人并不是最实用的方法。</text:p>
      <text:p text:style-name="P4"><text:span text:style-name="T4">So researchers tried a synthetic alternative. They created molds of the leaves, and cast 158 replicas using various plant-like polymers. The synthetic leaf surfaces looked identical to the real leaves, each sporting tens of thousands of sharp, hooked hairs. But they didn't impale or trap bed bugs in the lab—they just snagged them momentarily, delaying their march toward blood. Those results appear in the </text:span><text:span text:style-name="Strong_20_Emphasis"><text:span text:style-name="T5">Journal of the Royal Society Interface</text:span></text:span><text:span text:style-name="T4">. [Megan W. Szyndler et al., </text:span><text:a xlink:type="simple" xlink:href="http://rsif.royalsocietypublishing.org/content/10/83/20130174"><text:span text:style-name="T9">Entrapment of bed bugs by leaf trichomes inspires microfabrication of biomimetic surfaces for pest control</text:span></text:a><text:span text:style-name="T4">]</text:span></text:p>
      <text:p text:style-name="P4"><text:span text:style-name="T4">所以研究人员尝试了人工合成的方法。他们制作了叶子的模型，然后使用类似植物的高分子</text:span><text:span text:style-name="T7">聚合物制作了158个复本。人工叶子表面和真的叶子看起来完全一样，每个都有上万个尖锐的带钩子的发丝。但是他们并没有钉住或陷住臭虫——他们只是暂时挂住臭虫，延缓他们的前进。结果发表在the </text:span><text:span text:style-name="Strong_20_Emphasis"><text:span text:style-name="T6">Journal of the Royal Society Interface</text:span></text:span><text:span text:style-name="T7">. [Megan W. Szyndler et al., </text:span><text:a xlink:type="simple" xlink:href="http://rsif.royalsocietypublishing.org/content/10/83/20130174"><text:span text:style-name="T10">Entrapment of bed bugs by leaf trichomes inspires microfabrication of biomimetic surfaces for pest control</text:span></text:a><text:span text:style-name="T7">]</text:span></text:p>
      <text:p text:style-name="P1">The researchers are still hunting for the bean leaves' secret. If they discover it, they say it could be a nifty way to treat infestations without pesticides. As long as the thought of all those bloodsuckers trapped and squirming under your bed won't bug you all night.</text:p>
      <text:p text:style-name="P1">研究人员仍然在探索四季豆叶子的秘密。如果他们发现了，他们就找到了一个不用杀虫剂对付害虫的方法。至少知道这些吸血者在你创下被困住，就再也不会整晚睡不着了。</text:p>
      <text:p text:style-name="P2">—<text:span text:style-name="T1">Christopher Intagliata</text:span></text:p>
      <text:p text:style-name="Standard"/>
      <text:p text:style-name="Standard"/>
      <text:h text:style-name="P6" text:outline-level="1">Warming Planet Means Bumpier Flights</text:h>
      <text:p text:style-name="P5">地球变暖意味着飞行更颠簸</text:p>
      <text:p text:style-name="P4"><text:span text:style-name="T4">Commercial jets pump out some 700 million tons of CO2 a year—about two percent of global emissions. That jet exhaust helps warm the planet, especially in the Arctic. Which is especially unfortunate for future fliers. Because climate change may stir up more turbulence over the North Atlantic, causing bumpier flights there. That's according to a study in the journal </text:span><text:span text:style-name="Strong_20_Emphasis"><text:span text:style-name="T5">Nature Climate Change</text:span></text:span><text:span text:style-name="T4">. [Paul D. Williams and Manoj M. Joshi,</text:span><text:a xlink:type="simple" xlink:href="http://www.nature.com/nclimate/journal/vaop/ncurrent/full/nclimate1866.html"><text:span text:style-name="T9">Intensiﬁcation of winter transatlantic aviation turbulence in response to climate change</text:span></text:a><text:span text:style-name="T4">]</text:span></text:p>
      <text:p text:style-name="P4"><text:span text:style-name="T4">商业飞机每年排放7亿吨的二氧化碳——大约是全球总排放的2%。这促进了地球暖化，尤其实在北极圈。这对未来的飞行是不利的。因为气候变化可能在北大西洋周围搅动</text:span><text:span text:style-name="T7">湍流</text:span><text:span text:style-name="T4">，导致飞机颠簸。这个结论来自一项研究 in the journal </text:span><text:span text:style-name="Strong_20_Emphasis"><text:span text:style-name="T5">Nature Climate Change</text:span></text:span><text:span text:style-name="T4">. [Paul D. Williams and Manoj M. Joshi,</text:span><text:a xlink:type="simple" xlink:href="http://www.nature.com/nclimate/journal/vaop/ncurrent/full/nclimate1866.html"><text:span text:style-name="T9">Intensiﬁcation of winter transatlantic aviation turbulence in response to climate change</text:span></text:a><text:span text:style-name="T4">]</text:span></text:p>
      <text:p text:style-name="P1">Researchers used climate simulations to fast-forward to the year 2050. They fed that future climate data to <text:soft-page-break/>21 turbulence-predicting algorithms, focusing on a type called "clear air turbulence," which literally comes out of the blue—pilots can't spot it, and neither can satellites or radar. The models forecast that by mid-century, clear-air turbulence will be more violent, and transatlantic flights will hit it twice as often, especially during the winter.</text:p>
      <text:p text:style-name="P2"><text:span text:style-name="T1">研究人员使用气候模拟器来快速变化到2050年。他们把未来的气候数据导入21个螺旋桨预测算法，关注一种称为“清洁空气</text:span><text:span text:style-name="T15">湍流</text:span><text:span text:style-name="T1">”的类型，这是非常坏的一种——飞行员以及卫星和雷达都不能识别它。该模型预测了到世纪中叶， 清洁空气</text:span><text:span text:style-name="T14">湍流会更强烈，跨大西洋的飞行会遇到两倍以上的颠簸，尤其是在冬天。</text:span></text:p>
      <text:p text:style-name="P4"><text:span text:style-name="T4">Beyond spilling drinks, severe clear-air turbulence can injure or kill passengers, and damage planes, too—it once </text:span><text:a xlink:type="simple" xlink:href="http://www.vets.ucar.edu/vg/CAT/"><text:span text:style-name="T9">ripped an engine off a DC-8</text:span></text:a><text:span text:style-name="T4">. The researchers say airlines may have to fly more detours in the future to avoid it, a waste of time and fuel that ups emissions. Which could mean higher ticket prices, and even less friendly skies.</text:span></text:p>
      <text:p text:style-name="P4"><text:span text:style-name="T4">除了弄洒饮料，严重的清洁空气</text:span><text:span text:style-name="T12">湍流会造成乘客伤亡，并且破坏飞机。它曾经有一次扒掉了DC-8飞机的引擎。研究人员表示，以后航线可能必须要更曲折才能避免颠簸，会浪费时间和原料。也就意味着票价更大，飞行风险更大。</text:span></text:p>
      <text:p text:style-name="P2">—<text:span text:style-name="T1">Christopher Intagliata</text:span></text:p>
      <text:p text:style-name="P1"/>
      <text:h text:style-name="P3" text:outline-level="1">Biological Disciplines Meet to Break, Then Maybe Fix, Bread</text:h>
      <text:p text:style-name="P4"><text:a xlink:type="simple" xlink:href="http://en.wikipedia.org/wiki/Synthetic_biology"><text:span text:style-name="T9">Synthetic biologists</text:span></text:a><text:span text:style-name="T4"> design and make biological devices and systems for useful purposes.</text:span><text:a xlink:type="simple" xlink:href="http://en.wikipedia.org/wiki/Conservation_biology"><text:span text:style-name="T9">Conservation biologists</text:span></text:a><text:span text:style-name="T4"> study </text:span><text:a xlink:type="simple" xlink:href="http://www.scientificamerican.com/topic.cfm?id=biodiversity"><text:span text:style-name="T9">biodiversity</text:span></text:a><text:span text:style-name="T4"> to protect species and habitat. The two groups don’t talk to each other much. Conservation biologist</text:span><text:a xlink:type="simple" xlink:href="http://archipelagoconsulting.com/about-kent-redford/"><text:span text:style-name="T9">Kent Redford</text:span></text:a><text:span text:style-name="T4"> thus organized a conference, the aim: “A better communication and an </text:span><text:span text:style-name="T4">attempt on our part to instill some of our values into the lives and decisions made by synthetic biologists; to change the path that those technologies may take, to make them less environmentally harmful, if not in fact environmentally beneficial.”</text:span></text:p>
      <text:p text:style-name="P4"><text:span text:style-name="T4">The conference, “</text:span><text:a xlink:type="simple" xlink:href="http://e.wcs.org/site/PageNavigator/Cambridge.html"><text:span text:style-name="T9">How will synthetic biology and conservation shape the future of nature?</text:span></text:a><text:span text:style-name="T4">”, is at</text:span><text:a xlink:type="simple" xlink:href="http://www.clare.cam.ac.uk/Home/"><text:span text:style-name="T9">Clare College</text:span></text:a><text:span text:style-name="T4"> in Cambridge, England, April 9th to 11th. Redford, formerly with the </text:span><text:a xlink:type="simple" xlink:href="http://www.wcs.org/"><text:span text:style-name="T9">Wildlife Conservation </text:span></text:a><text:a xlink:type="simple" xlink:href="http://www.wcs.org/"><text:span text:style-name="T9">Society</text:span></text:a><text:span text:style-name="T4"> and now at this own </text:span><text:a xlink:type="simple" xlink:href="http://archipelagoconsulting.com/"><text:span text:style-name="T9">Archipelago Consulting</text:span></text:a><text:span text:style-name="T4">, is a co-author of a paper in the journal </text:span><text:span text:style-name="Strong_20_Emphasis"><text:span text:style-name="T5">PLoS Biology</text:span></text:span><text:span text:style-name="T4"> [Kent H. Redford, William Adams, and Georgina M. Mace, </text:span><text:a xlink:type="simple" xlink:href="http://www.plosbiology.org/article/info%3Adoi%2F10.1371%2Fjournal.pbio.1001530"><text:span text:style-name="T9">Synthetic Biology and Conservation of </text:span></text:a><text:a xlink:type="simple" xlink:href="http://www.plosbiology.org/article/info%3Adoi%2F10.1371%2Fjournal.pbio.1001530"><text:span text:style-name="T9">Nature: Wicked Problems and Wicked Solutions</text:span></text:a><text:span text:style-name="T4">] that frames the issues the conference will begin to address. These include the possibility of resurrecting extinct species, interactions between synthetic and existing organisms, and how the public could be helped or harmed by synthetic biology in, for example, agriculture. “If we can start that conversation at that meeting, I’ll be a happy guy.”</text:span></text:p>
      <text:p text:style-name="P2">—<text:span text:style-name="T1">Steve Mirsky</text:span></text:p>
      <text:p text:style-name="Text_20_body"><text:line-break/></text:p>
      <text:p text:style-name="Text_20_body"/>
      <text:h text:style-name="P6" text:outline-level="1"><text:soft-page-break/>The Price Is Right, but Confusing</text:h>
      <text:p text:style-name="P5">价格是对的，但是令人迷惑</text:p>
      <text:p text:style-name="P4"><text:span text:style-name="T4">You’re in the supermarket picking a breakfast cereal. Will it be cinnamon raisin or oats ‘n honey? Hard to decide? What if I told you they both cost the same, would that make it easier? Well, a new study suggests it would not. Because researchers have found that uniform pricing actually accentuates the differences between products, which makes it harder to choose. The results appear in the journal </text:span><text:span text:style-name="Strong_20_Emphasis"><text:span text:style-name="T5">Psychological Science</text:span></text:span><text:span text:style-name="T4">. [Jongmin Kim, Nathan Novemsky and Ravi Dhar, </text:span><text:a xlink:type="simple" xlink:href="http://pss.sagepub.com/content/24/2/225.abstract"><text:span text:style-name="T9">Adding Small Differences Can Increase Similarity and Choice</text:span></text:a><text:span text:style-name="T4">]</text:span></text:p>
      <text:p text:style-name="P4"><text:span text:style-name="T4">你在超市拿起一块早餐麦片。买葡萄干还是蜂蜜的呢？很难决定？如果我告诉你价格相同，选择会简单一点吗？一项研究表明，不会。因为研究人员发现，统一定价实际上弱化了产品差异，让人很难选择。结果发表在 journal </text:span><text:span text:style-name="Strong_20_Emphasis"><text:span text:style-name="T5">Psychological Science</text:span></text:span><text:span text:style-name="T4">. [Jongmin Kim, Nathan Novemsky and Ravi Dhar, </text:span><text:a xlink:type="simple" xlink:href="http://pss.sagepub.com/content/24/2/225.abstract"><text:span text:style-name="T9">Adding Small Differences Can Increase Similarity and Choice</text:span></text:a><text:span text:style-name="T4">]</text:span></text:p>
      <text:p text:style-name="P1">Consumer psychology is big business. To explore how pricing can sway customer choice, researchers took volunteers on an imaginary shopping spree. Subjects were presented with photos, descriptions and price tags for pairs of similar items, say two different teas or a couple packs of gum.</text:p>
      <text:p text:style-name="P1">消费者心理是一个非常大的行业。为了探索价格如何影响消费者的选择，研究人员让志愿者参与一个假想的购物节。实验对象浏览类似物品的照片，描述以及价格标签，比如不同的茶和不同的口香糖。</text:p>
      <text:p text:style-name="P1">When the prices were a bit different, the products were seen as being similar. That perceived similarity then made it easier for subjects to choose between them, perhaps because one seemed as good as the other.</text:p>
      <text:p text:style-name="P1">当价格有少许差异时，产品会被认为较为类似。这种类似性会让实验对象更容易做出选择，也许是因为每一个物品都看起来跟其他的一样好。</text:p>
      <text:p text:style-name="P1">But when the price tags were identical, subjects actually rated the items as being less similar, perhaps because they were forced to focus on what made the products different, such as flavor. Now, back to the breakfast cereal: will it be whole milk or 2 percent?</text:p>
      <text:p text:style-name="P1">但是当价格标签完全一样时，实验对象实际上认为，物品并不相似，也许因为他们他们被强迫关注产品差异的地方，比如口味。回到开头提到的早餐麦片的例子：买全奶的还是2% 牛奶的呢？</text:p>
      <text:p text:style-name="P2">—<text:span text:style-name="T1">Karen Hopkin</text:span></text:p>
      <text:p text:style-name="Text_20_body"/>
      <text:p text:style-name="Text_20_body"/>
      <text:p text:style-name="Text_20_body"/>
      <text:p text:style-name="Text_20_body"/>
      <text:h text:style-name="P7" text:outline-level="1">Physicists Model Mosh Moves</text:h>
      <text:p text:style-name="P5">心理学家给劲舞建模</text:p>
      <text:p text:style-name="P1">A heavy metal concert might be a tough place to think about physics, especially in the mosh pit, where some audience members dance violently. But the mosh pit itself is actually an interesting place to find physics in <text:soft-page-break/>action. And not just force equals mass times acceleration.</text:p>
      <text:p text:style-name="P1">一个重金属音乐会可能很难让你想到心理学，尤其是在跳劲舞的场合，观众们也在疯狂舞蹈。但是舞场本身却是心理学应用的有趣的场合。而且并不像力等于质量乘以加速度这么简单。</text:p>
      <text:p text:style-name="P1">Metal-loving Cornell researchers analyzed videos of mosh pits and mapped the motion of participants. They found that the collisions of moshers was similar to the motion of molecules in an ideal gas. Mosh dancers can also form what is called a circle pit, where they run collectively in a ring, creating a vortex pattern.</text:p>
      <text:p text:style-name="P1">喜欢重金属音乐的Cornell大学额研究人员分析了舞场的视频，然后对参与者的动作进行了绘图。他们发现跳舞者的相互碰撞类似于理想气体的分子运动。跳舞者也可以形成一个圆形场地，他们可以形成一个环，造成一种顶点模式。</text:p>
      <text:p text:style-name="P4"><text:span text:style-name="T4">The scientists not only modeled mosh and circle pits, they also found how one type of motion transitions into the other. The presented their ongoing work at the American Physical Society's March Meeting. [Matthew Bierbaum et al., </text:span><text:a xlink:type="simple" xlink:href="http://meetings.aps.org/Meeting/MAR13/Event/190094"><text:span text:style-name="T9">Mosh pits and Circle pits: Collective motion at heavy metal concerts</text:span></text:a><text:span text:style-name="T4">]</text:span></text:p>
      <text:p text:style-name="P4"><text:span text:style-name="T4">科学家们不仅建模了劲舞和圆形场地，他们还发现了一种动作是如何变成第一种的。他们的工作即将发表在the American Physical Society's March Meeting. [Matthew Bierbaum et al., </text:span><text:a xlink:type="simple" xlink:href="http://meetings.aps.org/Meeting/MAR13/Event/190094"><text:span text:style-name="T9">Mosh pits and Circle pits: Collective motion at heavy metal concerts</text:span></text:a><text:span text:style-name="T4">]</text:span></text:p>
      <text:p text:style-name="P1">But why bother to look at mosh pits in the first place? The physicists think their research may also apply to other extreme situations, which could help us understand collective human movement in panics and riots. So I say, rock on.</text:p>
      <text:p text:style-name="P1">但是为什么一开始必须查看舞场呢？心理学家们认为他们的研究可能应用到其他极端的情况，这可以帮助我们理解在恐慌和暴乱时人类的群体移动。所以我说，rock on.</text:p>
      <text:p text:style-name="Text_20_body"/>
      <text:p text:style-name="Text_20_body"/>
      <text:h text:style-name="P7" text:outline-level="1">Gum Chewing May Improve Concentration</text:h>
      <text:p text:style-name="P5">嚼口香糖可以改善注意力</text:p>
      <text:p text:style-name="P1">Teachers might want to think twice about posting no gum-chewing signs in the classroom. It turns out that the sticky substance might help students concentrate.</text:p>
      <text:p text:style-name="P2"><text:span text:style-name="T1">老师们可能需要三思了，当他们在教室张贴不准嚼口香糖的标志时。事实证明，这种</text:span><text:span text:style-name="T16">粘粘的东西可以帮助学生集中注意力。</text:span></text:p>
      <text:p text:style-name="P4"><text:span text:style-name="T4">Researchers had two groups of 20 people each listen to a 30-minute recording that included a sequence of numbers. After listening, the participants were asked to remember the sequence. But only one groups chewed gum—and they had higher accuracy rates and faster reaction times than the non-gum chewers. Those chewing gum also maintained focus longer during the exercise. The study is in the </text:span><text:span text:style-name="Strong_20_Emphasis"><text:span text:style-name="T5">British Journal of Psychology</text:span></text:span><text:span text:style-name="T4">—and contradicts a 2012 study that found gum chewing decreased short-term memory performance. [Kate Morgan, Andrew J. Johnson and Christopher Miles, </text:span><text:a xlink:type="simple" xlink:href="http://onlinelibrary.wiley.com/doi/10.1111/bjop.12025/abstract"><text:span text:style-name="T9">Chewing gum moderates the vigilance decrement</text:span></text:a><text:span text:style-name="T4">]</text:span></text:p>
      <text:p text:style-name="P4"><text:soft-page-break/><text:span text:style-name="T4">研究人员让20个人的两组实验对象听30分钟录音，内容是一系列数字。听完之后，参与者回忆听到的数字。但是只有嚼口香糖的一组——他们的回答准确率更大，而且比不嚼口香糖的人反应时间更快。这些嚼口香糖的人在整个练习过程中一直保持者注意力。这项研究发表在</text:span><text:span text:style-name="Strong_20_Emphasis"><text:span text:style-name="T5">British Journal of Psychology</text:span></text:span><text:span text:style-name="T4">—and contradicts a 2012 study that found gum chewing decreased short-term memory performance. [Kate Morgan, Andrew J. Johnson and Christopher Miles, </text:span><text:a xlink:type="simple" xlink:href="http://onlinelibrary.wiley.com/doi/10.1111/bjop.12025/abstract"><text:span text:style-name="T9">Chewing gum moderates the vigilance decrement</text:span></text:a><text:span text:style-name="T4">]</text:span></text:p>
      <text:p text:style-name="P1">The researchers say that gum increases the flow of oxygen to regions of the brain responsible for attention. More oxygen can keep people alert and improve their reflexes. Research also shows that you won’t get the same effect by just pretending to chew gum.</text:p>
      <text:p text:style-name="P1">研究人员表示，口香糖可以促进氧气向大脑的反应区域流动。更多的氧气可以使人们保持警觉并且改善反应能力。研究人员还证明，假装嚼口香糖并不会有同样的效果。</text:p>
      <text:p text:style-name="P1">So the next time your mind is wandering in class, maybe try some gum. If it doesn’t help you concentrate you’ll at least be asked to leave.</text:p>
      <text:p text:style-name="P1">所以下次当你走神的时候，你也许需要吃点口香糖。如果它不能帮你集中注意力，你还是离开吧。</text:p>
      <text:p text:style-name="P2">—<text:span text:style-name="T1">Amy Kraft</text:span></text:p>
      <text:h text:style-name="P6" text:outline-level="1"/>
      <text:h text:style-name="P6" text:outline-level="1"/>
      <text:h text:style-name="P6" text:outline-level="1">Noisy Ships Creep Out Crabs</text:h>
      <text:p text:style-name="P5">喧嚣的船吓坏螃蟹</text:p>
      <text:p text:style-name="P4"><text:span text:style-name="T4">A relaxing day at the beach. Then suddenly the peace is shattered—by the sound of ships. It can sour your mood. Now a study in the journal</text:span><text:span text:style-name="Strong_20_Emphasis"><text:span text:style-name="T5">Biology Letters</text:span></text:span><text:span text:style-name="T4"> finds that noisy ships make crabs crabby, too. [Matthew A. Wale, Stephen D. Simpson and Andrew N. Radford, </text:span><text:a xlink:type="simple" xlink:href="http://rsbl.royalsocietypublishing.org/content/9/2/20121194.abstract?sid=8d590805-c318-484d-8fbc-5ef05eafd255">Size-dependent physiological responses of shore crabs </text:a><text:a xlink:type="simple" xlink:href="http://rsbl.royalsocietypublishing.org/content/9/2/20121194.abstract?sid=8d590805-c318-484d-8fbc-5ef05eafd255">to single and repeated playback of ship noise</text:a><text:span text:style-name="T4">]</text:span></text:p>
      <text:p text:style-name="P4"><text:span text:style-name="T4">海滩上轻松的一天。突然船的声音打破了平静。它会坏了你的心情。一项研究发现，喧嚣的船也会使螃蟹变得暴躁。[Matthew A. Wale, Stephen D. Simpson and Andrew N. Radford, </text:span><text:a xlink:type="simple" xlink:href="http://rsbl.royalsocietypublishing.org/content/9/2/20121194.abstract?sid=8d590805-c318-484d-8fbc-5ef05eafd255">Size-dependent physiological responses of shore crabs </text:a><text:a xlink:type="simple" xlink:href="http://rsbl.royalsocietypublishing.org/content/9/2/20121194.abstract?sid=8d590805-c318-484d-8fbc-5ef05eafd255">to single and repeated playback of ship noise</text:a><text:span text:style-name="T4">]</text:span></text:p>
      <text:p text:style-name="P4"><text:span text:style-name="T4"/></text:p>
      <text:p text:style-name="P4"><text:span text:style-name="T4">Researchers exposed different-sized shore crabs to either ship noise or ambient harbor noise.  The crabs that contended with the annoying ship sounds had higher metabolic rates than did their companions, an indicator of </text:span><text:a xlink:type="simple" xlink:href="http://www.scientificamerican.com/topic.cfm?id=stress"><text:span text:style-name="T9">stress</text:span></text:a><text:span text:style-name="T4">. And the larger crabs were put out the most.</text:span></text:p>
      <text:p text:style-name="P4"><text:span text:style-name="T4">研究人员把不同大小的海蟹置于船声或者轻松的海港噪声之下。跟吵闹的船声一起的螃蟹比其它同伴新陈代谢速度更快，新陈代谢速度是压力的指标之一。较大的螃蟹尤其如此。</text:span></text:p>
      <text:p text:style-name="P1">Stressed crabs burn calories faster, which can stunt their growth in fisheries. Stressed wild crabs with increased appetites might need to travel to expand their feeding grounds, which raises their risk of running into predators.</text:p>
      <text:p text:style-name="P2"><text:span text:style-name="T1">紧张的螃蟹卡路里消耗更快，这会</text:span><text:span text:style-name="T14">阻碍他们在渔场的生长。紧张的野生螃蟹会增大食欲，并且可能扩大它们的捕食范围，这也增加它们被捕杀的可能性。</text:span></text:p>
      <text:p text:style-name="P1"><text:soft-page-break/>The research suggests that crabs aren’t the only sea-dwelling species peeved by the noise, either. Companies are exploring ways to design quieter ships, in the hope of offering crabs and other marine life some peace and quiet.</text:p>
      <text:p text:style-name="P1">研究人员认为，螃蟹并非唯一受噪声影响的海生物种。许多公司在探索方法来开发低噪声的船，目的是还螃蟹以及其它海洋生物一个平静的栖息地。</text:p>
      <text:p text:style-name="P2">—<text:span text:style-name="T1">Amy Kraft</text:span></text:p>
      <text:p text:style-name="Text_20_body"/>
      <text:h text:style-name="P6" text:outline-level="1">Winter Cholesterol Rise May Boost Heart Risk</text:h>
      <text:p text:style-name="P5">冬季的胆固醇升高可能会增大心脏风险</text:p>
      <text:p text:style-name="P4"><text:span text:style-name="T4">Winter is high time for heart attacks. And while snow shoveling </text:span><text:a xlink:type="simple" xlink:href="http://www.ncbi.nlm.nih.gov/pubmed/21904937"><text:span text:style-name="Strong_20_Emphasis"><text:span text:style-name="T9">can</text:span></text:span></text:a><text:a xlink:type="simple" xlink:href="http://www.ncbi.nlm.nih.gov/pubmed/21904937"><text:span text:style-name="T9"> pose a danger to your heart</text:span></text:a><text:span text:style-name="T4">, the winter heart attack trend </text:span><text:a xlink:type="simple" xlink:href="http://circ.ahajournals.org/cgi/content/meeting_abstract/126/21_MeetingAbstracts/A11723"><text:span text:style-name="T9">holds true in places that never see snow</text:span></text:a><text:span text:style-name="T4">.<text:line-break/>冬季是心脏病高发季节。固然扫雪可能对你的心脏造成危害，但其实在一些从来不下雨的地方，冬季的心脏病也高发。<text:line-break/>So researchers in sunny Brazil investigated another cardio culprit: </text:span><text:a xlink:type="simple" xlink:href="http://www.scientificamerican.com/topic.cfm?id=cholesterol"><text:span text:style-name="T9">cholesterol</text:span></text:a><text:span text:style-name="T4">. They tracked cholesterol levels in a quarter million people living outside Sao Paulo—mostly middle-aged men and women. And they found that levels of LDL, or bad cholesterol, shot up during the South American winter. The change pushed 18,000 people with borderline cholesterol levels over the threshold. The finding was presented at a recent meeting of the American College of Cardiology. [Filipe Azevedo Moura et al., </text:span><text:a xlink:type="simple" xlink:href="http://content.onlinejacc.org/article.aspx?articleid=1665597"><text:span text:style-name="T9">Seasonal variation of lipid profile and prevalence of dyslipidemia: a large population study</text:span></text:a><text:span text:style-name="T4">] </text:span></text:p>
      <text:p text:style-name="P4"><text:span text:style-name="T4">在晴朗的巴西，研究人员研究了另一个罪魁祸首：胆固醇。他们追踪了圣保罗外的以中年男女为主的25万人的胆固醇含量。他们发现恶性胆固醇的含量，在南美的冬天大幅上升。这种变化使得18000人的胆固醇含量接近临界值。研究发表在at a recent meeting of the American College of Cardiology. [Filipe Azevedo Moura et al., </text:span><text:a xlink:type="simple" xlink:href="http://content.onlinejacc.org/article.aspx?articleid=1665597"><text:span text:style-name="T9">Seasonal variation of lipid profile and prevalence of dyslipidemia: a large population study</text:span></text:a><text:span text:style-name="T4">] </text:span></text:p>
      <text:p text:style-name="P1">Why the wintertime spike? People tend to exercise less in winter, and to eat more fatty foods. We also get less vitamin D from sunlight—and studies suggest vitamin D may improve the ratio of good to bad cholesterol.</text:p>
      <text:p text:style-name="P1">为什么冬季发生？人们通常在冬季锻炼的少，并且会吃更多的脂肪类食物。而且从吸收的阳光合成的维生素D也更少——研究表明维生素D会增加良性胆固醇的比例。</text:p>
      <text:p text:style-name="P1">The biggest concern, the researchers say, is that one annual cholesterol check could over or underestimate your actual levels—and have an outsized influence on whether or not your doctor prescribes meds. The study doctors offer their own wintertime prescription: exercise, eat healthy and get more sun. Might keep you young at heart.</text:p>
      <text:p text:style-name="P1">研究人员表示，最令人担忧的是，年度的胆固醇检查可能会高估或低估实际的水平——从而外在的影响医生给你开出的药方。研究人员给出他们自己冬季的处方：锻炼，吃的更健康，以及晒太阳。这会使你的心脏更年轻。</text:p>
      <text:p text:style-name="P2">—<text:span text:style-name="T1">Christopher Intagliata</text:span></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ce style:name="georgia" svg:font-family="georgia, times, serif"/>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DejaVu Serif" fo:font-size="24pt" fo:font-weight="bold" style:font-name-asian="DejaVu Sans1"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liang </meta:initial-creator>
    <meta:creation-date>2013-08-01T16:48:47</meta:creation-date>
    <dc:date>2013-08-12T22:27:38</dc:date>
    <dc:creator>luliang </dc:creator>
    <meta:editing-duration>PT1H28M17S</meta:editing-duration>
    <meta:editing-cycles>11</meta:editing-cycles>
    <meta:generator>LibreOffice/3.5$Linux_x86 LibreOffice_project/350m1$Build-2</meta:generator>
    <meta:document-statistic meta:table-count="0" meta:image-count="0" meta:object-count="0" meta:page-count="15" meta:paragraph-count="181" meta:word-count="5873" meta:character-count="31098" meta:non-whitespace-character-count="28097"/>
  </office:meta>
</office:document-meta>
</file>